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17.3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table:formula="of:=[.B2]" office:value-type="string" office:string-value="Activation of lysosomal function in the course of autophagy via mTORC1 suppression and autophagosome-lysosome fusion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[.E2]" office:value-type="string" office:string-value="Jing Zhou, Shi-Hao Tan, Valerie Nicolas, Chantal Bauvy, Nai-Di Yang, Jianbin Zhang, Yuan Xue, Patrice Codogno, Han-Ming Shen." calcext:value-type="string">
            <text:p>Jing Zhou, Shi-Hao Tan, Valerie Nicolas, Chantal Bauvy, Nai-Di Yang, Jianbin Zhang, Yuan Xue, Patrice Codogno, Han-Ming Shen.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table:formula="of:=[.B3]" office:value-type="string" office:string-value="The RpoE stress response pathway mediates reduction of enteropathogenic Escherichia coli virulence by zinc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[.E3]" office:value-type="string" office:string-value="Yuan Xue, Jossef Osborn, Anand Panchal, Jay L. Mellies." calcext:value-type="string">
            <text:p>Yuan Xue, Jossef Osborn, Anand Panchal, Jay L. Mellies.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table:formula="of:=[.B4]" office:value-type="string" office:string-value="Single-cell transcriptomics of 20 mouse organs creates a Tabula Muris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[.E4]" office:value-type="string" office:string-value="The Tabula Muris Consortium, Stephen R. Quake, Tony Wyss-Coray, Spyros Darmanis." calcext:value-type="string">
            <text:p>The Tabula Muris Consortium, Stephen R. Quake, Tony Wyss-Coray, Spyros Darmanis.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table:formula="of:=[.B5]" office:value-type="string" office:string-value="Self-assembling Manifolds in Single-cell RNA Sequencing Data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[.E5]" office:value-type="string" office:string-value="Alexander J Tarashansky, Yuan Xue, Pengyang Li, Stephen R Quake, Bo Wang." calcext:value-type="string">
            <text:p>Alexander J Tarashansky, Yuan Xue, Pengyang Li, Stephen R Quake, Bo Wang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table:formula="of:=[.B6]" office:value-type="string" office:string-value="A single-parasite transcriptional landscape of asexual development in Toxoplasma gondii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[.E6]" office:value-type="string" office:string-value="Yuan Xue, Terence T. Theisen, Suchita Rastogi, Abel Ferrel, Stephen R. Quake, John C. Boothroyd." calcext:value-type="string">
            <text:p>Yuan Xue, Terence T. Theisen, Suchita Rastogi, Abel Ferrel, Stephen R. Quake, John C. Boothroyd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table:formula="of:=[.B7]" office:value-type="string" office:string-value="Differential Impacts on Host Transcription by ROP and GRA Effectors from the Intracellular Parasite Toxoplasma gondii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mbio.asm.org/content/11/3/e00182-20</text:p>
          </table:table-cell>
          <table:table-cell table:formula="of:=[.E7]" office:value-type="string" office:string-value="Suchita Rastogi, Yuan Xue, Stephen R. Quake, John C. Boothroyd." calcext:value-type="string">
            <text:p>Suchita Rastogi, Yuan Xue, Stephen R. Quake, John C. Boothroyd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bioRxiv</text:p>
          </table:table-cell>
          <table:table-cell/>
          <table:table-cell office:value-type="string" calcext:value-type="string">
            <text:p>Pengyang Li, Dania Nanes Sarfati*, Yuan Xue*, Xi Yu, Alexander Joel Tarashansky, Stephen R Quake, Bo Wang</text:p>
          </table:table-cell>
          <table:table-cell table:formula="of:=[.B8]" office:value-type="string" office:string-value="Single-cell analysis of Schistosoma mansoni reveals a conserved genetic program controlling germline stem cell fate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https://www.biorxiv.org/content/10.1101/2020.07.06.190033v1</text:p>
          </table:table-cell>
          <table:table-cell table:formula="of:=[.E8]" office:value-type="string" office:string-value="Pengyang Li, Dania Nanes Sarfati*, Yuan Xue*, Xi Yu, Alexander Joel Tarashansky, Stephen R Quake, Bo Wang" calcext:value-type="string">
            <text:p>Pengyang Li, Dania Nanes Sarfati*, Yuan Xue*, Xi Yu, Alexander Joel Tarashansky, Stephen R Quake, Bo Wa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22:53:27.657993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23:03:28.185555797</dc:date>
    <dc:creator>Yuan Xue</dc:creator>
    <meta:editing-duration>PT13M34S</meta:editing-duration>
    <meta:editing-cycles>6</meta:editing-cycles>
    <meta:generator>LibreOffice/6.3.6.2$Linux_X86_64 LibreOffice_project/30$Build-2</meta:generator>
    <meta:document-statistic meta:table-count="1" meta:cell-count="58" meta:object-count="0"/>
  </office:meta>
</office:document-meta>
</file>